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layout-cache" manifest:media-type="application/binary"/>
  <manifest:file-entry manifest:full-path="settings.xml" manifest:media-type="text/xml"/>
  <manifest:file-entry manifest:full-path="Pictures/10000000000002270000023A2200FB34.jpg" manifest:media-type="image/jpeg"/>
  <manifest:file-entry manifest:full-path="Pictures/100000000000031C000001B1E123E063.png" manifest:media-type="image/png"/>
  <manifest:file-entry manifest:full-path="Pictures/1000000000000320000001C12A94B85C.png" manifest:media-type="image/png"/>
  <manifest:file-entry manifest:full-path="Pictures/1000000000000352000001D323A45224.png" manifest:media-type="image/png"/>
  <manifest:file-entry manifest:full-path="Pictures/100000000000035B000001E0C7B560AD.png" manifest:media-type="image/png"/>
  <manifest:file-entry manifest:full-path="Pictures/1000000000000239000000ED0C393901.png" manifest:media-type="image/png"/>
  <manifest:file-entry manifest:full-path="Pictures/1000000000000209000000E93FC4CC3A.png" manifest:media-type="image/png"/>
  <manifest:file-entry manifest:full-path="content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Replacements/Object 6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Sans" svg:font-family="FreeSans" style:font-family-generic="roman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062e71" officeooo:paragraph-rsid="002fc1ca"/>
    </style:style>
    <style:style style:name="P2" style:family="paragraph" style:parent-style-name="Footer">
      <style:text-properties officeooo:rsid="0081bb6e" officeooo:paragraph-rsid="0081bb6e"/>
    </style:style>
    <style:style style:name="P3" style:family="paragraph" style:parent-style-name="Standard">
      <style:paragraph-properties fo:line-height="150%"/>
      <style:text-properties style:font-name="Liberation Serif1" fo:font-weight="normal" officeooo:rsid="00a9f8df" officeooo:paragraph-rsid="00a9f8df" style:font-weight-asian="normal" style:font-weight-complex="normal"/>
    </style:style>
    <style:style style:name="P4" style:family="paragraph" style:parent-style-name="Standard">
      <style:paragraph-properties fo:line-height="150%"/>
      <style:text-properties style:font-name="Liberation Serif1" fo:font-weight="normal" officeooo:rsid="00a9f8df" officeooo:paragraph-rsid="00ab34a8" style:font-weight-asian="normal" style:font-weight-complex="normal"/>
    </style:style>
    <style:style style:name="P5" style:family="paragraph" style:parent-style-name="Standard">
      <style:paragraph-properties fo:line-height="150%"/>
      <style:text-properties style:font-name="Liberation Serif1" fo:font-weight="normal" officeooo:rsid="013690b7" officeooo:paragraph-rsid="013690b7" style:font-weight-asian="normal" style:font-weight-complex="normal"/>
    </style:style>
    <style:style style:name="P6" style:family="paragraph" style:parent-style-name="Standard">
      <style:paragraph-properties fo:line-height="150%"/>
      <style:text-properties style:font-name="Liberation Serif1" fo:font-weight="normal" officeooo:rsid="023e5e9f" officeooo:paragraph-rsid="023f9579" style:font-weight-asian="normal" style:font-weight-complex="normal"/>
    </style:style>
    <style:style style:name="P7" style:family="paragraph" style:parent-style-name="Standard">
      <style:paragraph-properties fo:line-height="150%"/>
      <style:text-properties style:font-name="Liberation Serif1" fo:font-weight="normal" officeooo:rsid="023f9579" officeooo:paragraph-rsid="023f9579" style:font-weight-asian="normal" style:font-weight-complex="normal"/>
    </style:style>
    <style:style style:name="P8" style:family="paragraph" style:parent-style-name="Standard">
      <style:paragraph-properties fo:line-height="150%"/>
      <style:text-properties style:font-name="Liberation Serif1" fo:font-weight="normal" officeooo:rsid="00af332a" officeooo:paragraph-rsid="00b5bc47" style:font-weight-asian="normal" style:font-weight-complex="normal"/>
    </style:style>
    <style:style style:name="P9" style:family="paragraph" style:parent-style-name="Standard">
      <style:paragraph-properties fo:line-height="150%"/>
      <style:text-properties style:font-name="Liberation Serif1" fo:font-weight="normal" officeooo:rsid="0269fba2" officeooo:paragraph-rsid="0269fba2" style:font-weight-asian="normal" style:font-weight-complex="normal"/>
    </style:style>
    <style:style style:name="P10" style:family="paragraph" style:parent-style-name="Standard">
      <style:paragraph-properties fo:line-height="150%"/>
      <style:text-properties style:font-name="Liberation Serif1" fo:font-weight="normal" officeooo:rsid="026c27ff" officeooo:paragraph-rsid="026c27ff" style:font-weight-asian="normal" style:font-weight-complex="normal"/>
    </style:style>
    <style:style style:name="P11" style:family="paragraph" style:parent-style-name="Standard">
      <style:paragraph-properties fo:line-height="150%"/>
      <style:text-properties style:font-name="Liberation Serif1" fo:font-weight="normal" officeooo:rsid="026ca678" officeooo:paragraph-rsid="026ca678" style:font-weight-asian="normal" style:font-weight-complex="normal"/>
    </style:style>
    <style:style style:name="P12" style:family="paragraph" style:parent-style-name="Standard">
      <style:paragraph-properties fo:line-height="150%"/>
      <style:text-properties style:font-name="Liberation Serif1" fo:font-weight="normal" officeooo:rsid="026d95ec" officeooo:paragraph-rsid="026d95ec" style:font-weight-asian="normal" style:font-weight-complex="normal"/>
    </style:style>
    <style:style style:name="P13" style:family="paragraph" style:parent-style-name="Standard">
      <style:paragraph-properties fo:line-height="150%"/>
      <style:text-properties style:font-name="Liberation Serif1" fo:font-weight="normal" officeooo:rsid="026f0e3d" officeooo:paragraph-rsid="026f0e3d" style:font-weight-asian="normal" style:font-weight-complex="normal"/>
    </style:style>
    <style:style style:name="P14" style:family="paragraph" style:parent-style-name="Standard">
      <style:paragraph-properties fo:line-height="150%"/>
      <style:text-properties style:font-name="Liberation Serif1" fo:font-style="normal" fo:font-weight="normal" officeooo:rsid="00a9f8df" officeooo:paragraph-rsid="00ab34a8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50%"/>
      <style:text-properties style:font-name="Liberation Serif1" fo:font-style="normal" fo:font-weight="normal" officeooo:rsid="00dea463" officeooo:paragraph-rsid="00ab34a8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50%"/>
      <style:text-properties style:font-name="Liberation Serif1" fo:font-weight="bold" officeooo:rsid="023e5e9f" officeooo:paragraph-rsid="023f9579" style:font-weight-asian="bold" style:font-weight-complex="bold"/>
    </style:style>
    <style:style style:name="P17" style:family="paragraph" style:parent-style-name="Text_20_body">
      <style:text-properties officeooo:paragraph-rsid="00ee47c7"/>
    </style:style>
    <style:style style:name="P18" style:family="paragraph" style:parent-style-name="Standard">
      <style:paragraph-properties fo:line-height="150%" fo:break-before="page"/>
      <style:text-properties style:font-name="Liberation Serif1" fo:font-weight="normal" officeooo:rsid="00a9f8df" officeooo:paragraph-rsid="00a9f8df" style:font-weight-asian="normal" style:font-weight-complex="normal"/>
    </style:style>
    <style:style style:name="P19" style:family="paragraph" style:parent-style-name="Standard">
      <style:paragraph-properties fo:line-height="150%" fo:break-before="page"/>
      <style:text-properties style:font-name="Liberation Serif1" fo:font-weight="normal" officeooo:rsid="00af332a" officeooo:paragraph-rsid="00b5bc47" style:font-weight-asian="normal" style:font-weight-complex="normal"/>
    </style:style>
    <style:style style:name="P20" style:family="paragraph" style:parent-style-name="Standard">
      <style:paragraph-properties fo:line-height="150%" fo:break-before="page"/>
      <style:text-properties style:font-name="Liberation Serif1" fo:font-weight="normal" officeooo:rsid="026ca678" officeooo:paragraph-rsid="026ca678" style:font-weight-asian="normal" style:font-weight-complex="normal"/>
    </style:style>
    <style:style style:name="P21" style:family="paragraph" style:parent-style-name="Standard">
      <style:paragraph-properties fo:line-height="150%" fo:break-before="page"/>
      <style:text-properties style:font-name="Liberation Serif1" fo:font-weight="bold" officeooo:rsid="023e5e9f" officeooo:paragraph-rsid="023f9579" style:font-weight-asian="bold" style:font-weight-complex="bold"/>
    </style:style>
    <style:style style:name="P22" style:family="paragraph" style:parent-style-name="Contents_20_Heading" style:master-page-name="">
      <style:paragraph-properties style:page-number="auto"/>
    </style:style>
    <style:style style:name="P2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line-height="150%"/>
      <style:text-properties style:font-name="Liberation Serif1" fo:font-weight="normal" officeooo:rsid="026c27ff" officeooo:paragraph-rsid="02710355" style:font-weight-asian="normal" style:font-weight-complex="normal"/>
    </style:style>
    <style:style style:name="P26" style:family="paragraph" style:parent-style-name="Heading_20_2">
      <style:text-properties officeooo:rsid="01f92c7f" officeooo:paragraph-rsid="01f92c7f"/>
    </style:style>
    <style:style style:name="P27" style:family="paragraph" style:parent-style-name="Heading_20_2" style:master-page-name="Standard">
      <style:paragraph-properties style:page-number="auto"/>
      <style:text-properties officeooo:rsid="00b5bc47" officeooo:paragraph-rsid="0211f8ed"/>
    </style:style>
    <style:style style:name="P28" style:family="paragraph" style:parent-style-name="Heading_20_1" style:list-style-name="">
      <style:paragraph-properties fo:margin-left="0in" fo:margin-right="0in" fo:margin-top="0.1665in" fo:margin-bottom="0.0835in" style:contextual-spacing="false" fo:text-indent="0in" style:auto-text-indent="false" fo:background-color="transparent" fo:keep-with-next="always">
        <style:tab-stops>
          <style:tab-stop style:position="0.5in"/>
        </style:tab-stops>
        <style:background-image/>
      </style:paragraph-properties>
      <style:text-properties style:font-name="Liberation Serif1" fo:font-weight="normal" officeooo:rsid="00e790e0" officeooo:paragraph-rsid="0016eea4" style:font-weight-asian="normal" style:font-weight-complex="normal"/>
    </style:style>
    <style:style style:name="P29" style:family="paragraph" style:parent-style-name="Heading_20_1" style:master-page-name="Standard">
      <style:paragraph-properties style:page-number="auto" fo:break-before="page"/>
      <style:text-properties officeooo:rsid="0269fba2" officeooo:paragraph-rsid="0269fba2"/>
    </style:style>
    <style:style style:name="T1" style:family="text">
      <style:text-properties officeooo:rsid="014d3983"/>
    </style:style>
    <style:style style:name="T2" style:family="text">
      <style:text-properties officeooo:rsid="0087d6ea"/>
    </style:style>
    <style:style style:name="T3" style:family="text">
      <style:text-properties officeooo:rsid="0269fba2"/>
    </style:style>
    <style:style style:name="T4" style:family="text">
      <style:text-properties officeooo:rsid="0089190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66c9d0" style:font-style-asian="normal" style:font-style-complex="normal"/>
    </style:style>
    <style:style style:name="T7" style:family="text">
      <style:text-properties fo:font-style="normal" officeooo:rsid="00ab34a8" style:font-style-asian="normal" style:font-style-complex="normal"/>
    </style:style>
    <style:style style:name="T8" style:family="text">
      <style:text-properties style:font-name="Liberation Serif1"/>
    </style:style>
    <style:style style:name="T9" style:family="text">
      <style:text-properties officeooo:rsid="023f9579"/>
    </style:style>
    <style:style style:name="T10" style:family="text">
      <style:text-properties officeooo:rsid="0271035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2">Table of Contents</text:p>
          </text:index-title>
          <text:p text:style-name="P24"><text:a xlink:type="simple" xlink:href="#__RefHeading__833_791462310" text:style-name="Index_20_Link" text:visited-style-name="Index_20_Link"><text:s/>1 Análisis de redes de cc<text:tab/>2</text:a></text:p>
          <text:p text:style-name="P23"><text:a xlink:type="simple" xlink:href="#__RefHeading__836_791462310" text:style-name="Index_20_Link" text:visited-style-name="Index_20_Link"><text:s/>1.1 ¿Qué es el análisis de redes?<text:tab/>2</text:a></text:p>
          <text:p text:style-name="P23"><text:a xlink:type="simple" xlink:href="#__RefHeading__3003_509960930" text:style-name="Index_20_Link" text:visited-style-name="Index_20_Link"><text:s/>1.2 Soluciones<text:tab/>3</text:a></text:p>
        </text:index-body>
      </text:table-of-content>
      <text:h text:style-name="P28" text:outline-level="1"/>
      <text:h text:style-name="P29" text:outline-level="1"><text:bookmark-start text:name="__RefHeading__833_791462310"/>Análisis de redes de cc<text:bookmark-end text:name="__RefHeading__833_791462310"/></text:h>
      <text:p text:style-name="P17"/>
      <text:h text:style-name="P26" text:outline-level="2"><text:bookmark-start text:name="__RefHeading__836_791462310"/>¿Qué <text:span text:style-name="T3">es el análisis de redes</text:span>?<text:bookmark-end text:name="__RefHeading__836_791462310"/></text:h>
      <text:p text:style-name="P5"/>
      <text:p text:style-name="P9">El análisis de redes es cualquier técnica estructurada para analizar matemáticamente un circuito (una "red" de componentes interconectados).</text:p>
      <text:p text:style-name="P9"><text:s/>A menudo, el técnico o el ingeniero se encuentran con circuitos que contienen múltiples fuentes de alimentación o configuraciones de componentes que no permiten la simplificación por el método serie / paralelo. <text:s/>En estos casos será necesario utilizar otros medios. En est<text:span text:style-name="T10">a unidad</text:span> se presentan algunos procedimientos útiles para el análisis de circuitos complejos.</text:p>
      <text:p text:style-name="P9"/>
      <text:p text:style-name="P10">Observese el siguiente circuito serie /paralelo:</text:p>
      <text:p text:style-name="P10"><draw:frame draw:style-name="fr1" draw:name="Image1" text:anchor-type="paragraph" svg:width="5.4272in" svg:height="2.4272in" draw:z-index="17"><draw:image xlink:href="Pictures/1000000000000209000000E93FC4CC3A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5">Para analizar el circuito, primero habría que hallar la resistencia equivalente de <draw:frame draw:style-name="fr7" draw:name="Object1" text:anchor-type="as-char" svg:y="-0.1484in" svg:width="0.2457in" svg:height="0.2098in" draw:z-index="19"><draw:object xlink:href="./Object 1" xlink:type="simple" xlink:show="embed" xlink:actuate="onLoad"/><draw:image xlink:href="./ObjectReplacements/Object 1" xlink:type="simple" xlink:show="embed" xlink:actuate="onLoad"/></draw:frame> y <draw:frame draw:style-name="fr7" draw:name="Object2" text:anchor-type="as-char" svg:y="-0.1484in" svg:width="0.2465in" svg:height="0.2098in" draw:z-index="20"><draw:object xlink:href="./Object 2" xlink:type="simple" xlink:show="embed" xlink:actuate="onLoad"/><draw:image xlink:href="./ObjectReplacements/Object 2" xlink:type="simple" xlink:show="embed" xlink:actuate="onLoad"/><svg:desc>formula</svg:desc></draw:frame>. A continuación, sumar <draw:frame draw:style-name="fr7" draw:name="Object3" text:anchor-type="as-char" svg:y="-0.1484in" svg:width="0.2457in" svg:height="0.2098in" draw:z-index="21"><draw:object xlink:href="./Object 3" xlink:type="simple" xlink:show="embed" xlink:actuate="onLoad"/><draw:image xlink:href="./ObjectReplacements/Object 3" xlink:type="simple" xlink:show="embed" xlink:actuate="onLoad"/><svg:desc>formula</svg:desc></draw:frame> en serie para obtener la resistencia total. Luego, con el voltaje de la batería<draw:frame draw:style-name="fr7" draw:name="Object4" text:anchor-type="as-char" svg:y="-0.1484in" svg:width="0.2425in" svg:height="0.2098in" draw:z-index="22"><draw:object xlink:href="./Object 4" xlink:type="simple" xlink:show="embed" xlink:actuate="onLoad"/><draw:image xlink:href="./ObjectReplacements/Object 4" xlink:type="simple" xlink:show="embed" xlink:actuate="onLoad"/><svg:desc>formula</svg:desc></draw:frame>y la resistencia total del circuito, se puede calcular la corriente total aplicando la ley de Ohm.</text:p>
      <text:p text:style-name="P10">Conocida la corriente total, se utiliza esta para calcular las caídas de tensión en las resistencias <text:s/>del circuito. En resumen, un procedimiento bastante sencillo.</text:p>
      <text:p text:style-name="P10"/>
      <text:p text:style-name="P20">Sin embargo, basta añadir una segunda batería, para que el procedimiento de solución anterior no sirva.</text:p>
      <text:p text:style-name="P11"><draw:frame draw:style-name="fr2" draw:name="Image2" text:anchor-type="paragraph" svg:width="5.9272in" svg:height="2.4689in" draw:z-index="18"><draw:image xlink:href="Pictures/1000000000000239000000ED0C393901.png" xlink:type="simple" xlink:show="embed" xlink:actuate="onLoad"/></draw:frame>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Las resistencias <draw:frame draw:style-name="fr7" draw:name="Object5" text:anchor-type="as-char" svg:y="-0.1484in" svg:width="0.2457in" svg:height="0.2098in" draw:z-index="23"><draw:object xlink:href="./Object 5" xlink:type="simple" xlink:show="embed" xlink:actuate="onLoad"/><draw:image xlink:href="./ObjectReplacements/Object 5" xlink:type="simple" xlink:show="embed" xlink:actuate="onLoad"/><svg:desc>formula</svg:desc></draw:frame> y <draw:frame draw:style-name="fr7" draw:name="Object6" text:anchor-type="as-char" svg:y="-0.1484in" svg:width="0.2465in" svg:height="0.2098in" draw:z-index="24"><draw:object xlink:href="./Object 6" xlink:type="simple" xlink:show="embed" xlink:actuate="onLoad"/><draw:image xlink:href="./ObjectReplacements/Object 6" xlink:type="simple" xlink:show="embed" xlink:actuate="onLoad"/><svg:desc>formula</svg:desc></draw:frame> ya no están en paralelo porque<draw:frame draw:style-name="fr7" draw:name="Object7" text:anchor-type="as-char" svg:y="-0.1484in" svg:width="0.2425in" svg:height="0.2098in" draw:z-index="25"><draw:object xlink:href="./Object 7" xlink:type="simple" xlink:show="embed" xlink:actuate="onLoad"/><draw:image xlink:href="./ObjectReplacements/Object 7" xlink:type="simple" xlink:show="embed" xlink:actuate="onLoad"/><svg:desc>formula</svg:desc></draw:frame> se ha insertado en la rama de <draw:frame draw:style-name="fr7" draw:name="Object8" text:anchor-type="as-char" svg:y="-0.1484in" svg:width="0.2465in" svg:height="0.2098in" draw:z-index="26"><draw:object xlink:href="./Object 8" xlink:type="simple" xlink:show="embed" xlink:actuate="onLoad"/><draw:image xlink:href="./ObjectReplacements/Object 8" xlink:type="simple" xlink:show="embed" xlink:actuate="onLoad"/><svg:desc>formula</svg:desc></draw:frame>. Parece que no hay dos resistencias en este circuito directamente en serie o en paralelo entre sí. El problema es que en el análisis serie / paralelo, empezamos identificando conjuntos de resistencias que están directamente conectadas en serie o en paralelo, reduciéndolas a resistencias equivalentes.</text:p>
      <text:p text:style-name="P12">Si no hay resistencias en serie o en paralelo, ¿cómo se resuelve el problema?</text:p>
      <text:p text:style-name="P12"/>
      <text:p text:style-name="P13">Debe quedar claro que este circuito aparentemente sencillo, con sólo tres resistencias, es imposible</text:p>
      <text:p text:style-name="P13">reducirlo a una combinación simple <text:span text:style-name="T10">de conexiones </text:span>en serie y en paralelo: es algo totalmente distinto.</text:p>
      <text:p text:style-name="P13">Éste no es el único tipo de circuito que <text:span text:style-name="T10">irresoluble mediante</text:span> el análisis serie / paralelo:</text:p>
      <text:p text:style-name="P11"/>
      <text:h text:style-name="P27" text:outline-level="2"><text:bookmark-start text:name="__RefHeading__3003_509960930"/>Soluciones<text:bookmark-end text:name="__RefHeading__3003_509960930"/></text:h>
      <text:p text:style-name="P16"/>
      <text:p text:style-name="P16">Ejercicio 1.4-1</text:p>
      <text:p text:style-name="P6"/>
      <text:p text:style-name="P6">100 resistencias, de 0,1 <text:span text:style-name="T8">Ω</text:span> cada una, se utilizan para hacer 100 circuitos con resistencias conectadas en serie.</text:p>
      <text:p text:style-name="P6">El primer circuito es de 1 resistencia, el segundo de 2, el tercero de tres, etc.</text:p>
      <text:p text:style-name="P6"/>
      <text:p text:style-name="P6">Haz una tabla de valores de la función <draw:frame draw:style-name="fr6" draw:name="Object58" text:anchor-type="as-char" svg:y="-0.152in" svg:width="0.7429in" svg:height="0.2134in" draw:z-index="5"><draw:object xlink:href="./Object 58" xlink:type="simple" xlink:show="embed" xlink:actuate="onLoad"/><draw:image xlink:href="./ObjectReplacements/Object 58" xlink:type="simple" xlink:show="embed" xlink:actuate="onLoad"/><svg:desc>formula</svg:desc></draw:frame> </text:p>
      <text:p text:style-name="P6"><draw:frame draw:style-name="fr6" draw:name="Object59" text:anchor-type="as-char" svg:y="-0.1484in" svg:width="3.7339in" svg:height="0.2098in" draw:z-index="6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6"><draw:frame draw:style-name="fr6" draw:name="Object60" text:anchor-type="as-char" svg:y="-0.1484in" svg:width="4.202in" svg:height="0.2098in" draw:z-index="7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7">Representa la tabla en un diagrama de coordenadas</text:p>
      <text:p text:style-name="P7"/>
      <text:p text:style-name="P6">Haz una tabla de valores de la función <draw:frame draw:style-name="fr6" draw:name="Object61" text:anchor-type="as-char" svg:y="-0.152in" svg:width="0.7535in" svg:height="0.2134in" draw:z-index="8"><draw:object xlink:href="./Object 61" xlink:type="simple" xlink:show="embed" xlink:actuate="onLoad"/><draw:image xlink:href="./ObjectReplacements/Object 61" xlink:type="simple" xlink:show="embed" xlink:actuate="onLoad"/><svg:desc>formula</svg:desc></draw:frame> </text:p>
      <text:p text:style-name="P6"><draw:frame draw:style-name="fr6" draw:name="Object62" text:anchor-type="as-char" svg:y="-0.1484in" svg:width="3.7339in" svg:height="0.2098in" draw:z-index="9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6"><draw:frame draw:style-name="fr6" draw:name="Object63" text:anchor-type="as-char" svg:y="-0.1484in" svg:width="4.4472in" svg:height="0.2098in" draw:z-index="10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7">Representa la tabla en un diagrama de coordenadas</text:p>
      <text:p text:style-name="P7"/>
      <text:p text:style-name="P16"><draw:frame draw:style-name="fr3" draw:name="Image19" text:anchor-type="paragraph" svg:width="6.6929in" svg:height="3.7398in" draw:z-index="1"><draw:image xlink:href="Pictures/100000000000035B000001E0C7B560AD.png" xlink:type="simple" xlink:show="embed" xlink:actuate="onLoad"/></draw:frame></text:p>
      <text:p text:style-name="P21"><draw:frame draw:style-name="fr3" draw:name="Image20" text:anchor-type="paragraph" svg:width="6.6929in" svg:height="3.6772in" draw:z-index="2"><draw:image xlink:href="Pictures/1000000000000352000001D323A45224.png" xlink:type="simple" xlink:show="embed" xlink:actuate="onLoad"/></draw:frame></text:p>
      <text:p text:style-name="P21">Ejercicio 1.4-<text:span text:style-name="T9">2</text:span></text:p>
      <text:p text:style-name="P6"/>
      <text:p text:style-name="P6">100 resistencias, de 0,1 <text:span text:style-name="T8">Ω</text:span> cada una, se utilizan para hacer 100 circuitos con resistencias conectadas en <text:span text:style-name="T9">paralelo</text:span>.</text:p>
      <text:p text:style-name="P6">El primer circuito es de 1 resistencia, el segundo de 2, el tercero de tres, etc.</text:p>
      <text:p text:style-name="P6"/>
      <text:p text:style-name="P6">Haz una tabla de valores de la función <draw:frame draw:style-name="fr6" draw:name="Object64" text:anchor-type="as-char" svg:y="-0.152in" svg:width="0.7429in" svg:height="0.2134in" draw:z-index="11"><draw:object xlink:href="./Object 64" xlink:type="simple" xlink:show="embed" xlink:actuate="onLoad"/><draw:image xlink:href="./ObjectReplacements/Object 64" xlink:type="simple" xlink:show="embed" xlink:actuate="onLoad"/><svg:desc>formula</svg:desc></draw:frame> </text:p>
      <text:p text:style-name="P6"><draw:frame draw:style-name="fr6" draw:name="Object65" text:anchor-type="as-char" svg:y="-0.1484in" svg:width="3.7339in" svg:height="0.2098in" draw:z-index="12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6"><draw:frame draw:style-name="fr6" draw:name="Object66" text:anchor-type="as-char" svg:y="-0.1484in" svg:width="4.202in" svg:height="0.2098in" draw:z-index="13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P7">Representa la tabla en un diagrama de coordenadas</text:p>
      <text:p text:style-name="P7"/>
      <text:p text:style-name="P6">Haz una tabla de valores de la función <draw:frame draw:style-name="fr6" draw:name="Object67" text:anchor-type="as-char" svg:y="-0.152in" svg:width="0.7535in" svg:height="0.2134in" draw:z-index="14"><draw:object xlink:href="./Object 67" xlink:type="simple" xlink:show="embed" xlink:actuate="onLoad"/><draw:image xlink:href="./ObjectReplacements/Object 67" xlink:type="simple" xlink:show="embed" xlink:actuate="onLoad"/><svg:desc>formula</svg:desc></draw:frame> </text:p>
      <text:p text:style-name="P6"><draw:frame draw:style-name="fr6" draw:name="Object68" text:anchor-type="as-char" svg:y="-0.1484in" svg:width="3.7339in" svg:height="0.2098in" draw:z-index="15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6"><draw:frame draw:style-name="fr6" draw:name="Object69" text:anchor-type="as-char" svg:y="-0.1484in" svg:width="4.4472in" svg:height="0.2098in" draw:z-index="16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7">Representa la tabla en un diagrama de coordenadas</text:p>
      <text:p text:style-name="P7"/>
      <text:p text:style-name="P8"><draw:frame draw:style-name="fr4" draw:name="Image21" text:anchor-type="paragraph" svg:width="6.6929in" svg:height="3.7563in" draw:z-index="3"><draw:image xlink:href="Pictures/1000000000000320000001C12A94B85C.png" xlink:type="simple" xlink:show="embed" xlink:actuate="onLoad"/></draw:frame></text:p>
      <text:p text:style-name="P19"><draw:frame draw:style-name="fr5" draw:name="Image22" text:anchor-type="paragraph" svg:width="6.6929in" svg:height="3.6402in" draw:z-index="4"><draw:image xlink:href="Pictures/100000000000031C000001B1E123E063.png" xlink:type="simple" xlink:show="embed" xlink:actuate="onLoad"/></draw:frame></text:p>
      <text:p text:style-name="P19"/>
      <text:p text:style-name="P3"><draw:frame draw:style-name="fr3" draw:name="Image18" text:anchor-type="paragraph" svg:width="6.6929in" svg:height="6.9236in" draw:z-index="0"><draw:image xlink:href="Pictures/10000000000002270000023A2200FB34.jpg" xlink:type="simple" xlink:show="embed" xlink:actuate="onLoad"/></draw:frame></text:p>
      <text:p text:style-name="P18">Estos apuntes son una adaptación de “<text:span text:style-name="T6">L</text:span><text:span text:style-name="T5">essons in electric circuits volume 1 DC” , del autor Tony R. Kuphaldt.</text:span></text:p>
      <text:p text:style-name="P3"/>
      <text:p text:style-name="P14">Traducción y adaptación Paulino Posada</text:p>
      <text:p text:style-name="P4"><text:span text:style-name="T7">Traducción realizada con la versión gratuita del traductor www.DeepL.com/Translator</text:span><text:span text:style-name="T5"> </text:span></text:p>
      <text:p text:style-name="P4"/>
      <text:p text:style-name="P4"/>
      <text:p text:style-name="P4"/>
      <text:p text:style-name="P4"/>
      <text:p text:style-name="P4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Sans" svg:font-family="FreeSans" style:font-family-generic="roman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2" draw:dots1-length="0.0063in" draw:dots2="3" draw:dots2-length="0.0323in" draw:distance="0.0161in"/>
    <draw:stroke-dash draw:name="Dashed_20__28_var_29__20_5" draw:display-name="Dashed (var) 5" draw:style="rect" draw:dots1="2" draw:dots1-length="0.0063in" draw:dots2="3" draw:dots2-length="0.0323in" draw:distance="0.0161in"/>
    <draw:stroke-dash draw:name="Line_20_Style_20_9" draw:display-name="Line Style 9" draw:style="rect" draw:dots1="1" draw:dots1-length="112%" draw:distance="68%"/>
    <draw:stroke-dash draw:name="Ultrafine_20_2_20_Dots_20_3_20_Dashes" draw:display-name="Ultrafine 2 Dots 3 Dashes" draw:style="rect" draw:dots1="2" draw:dots1-length="0.0114in" draw:dots2="3" draw:dots2-length="0.0567in" draw:distance="0.028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62e71" officeooo:paragraph-rsid="002fc1ca"/>
    </style:style>
    <style:style style:name="MP2" style:family="paragraph" style:parent-style-name="Footer">
      <style:text-properties officeooo:rsid="0081bb6e" officeooo:paragraph-rsid="0081bb6e"/>
    </style:style>
    <style:style style:name="MT1" style:family="text">
      <style:text-properties officeooo:rsid="014d3983"/>
    </style:style>
    <style:style style:name="MT2" style:family="text">
      <style:text-properties officeooo:rsid="0087d6ea"/>
    </style:style>
    <style:style style:name="MT3" style:family="text">
      <style:text-properties officeooo:rsid="0269fba2"/>
    </style:style>
    <style:style style:name="MT4" style:family="text">
      <style:text-properties officeooo:rsid="0089190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dad</text:span><text:tab/><text:span text:style-name="MT2">Unidad 4 </text:span><text:tab/><text:span text:style-name="MT3">10</text:span>/2<text:span text:style-name="MT4">3</text:span></text:p>
      </style:header>
      <style:footer>
        <text:p text:style-name="MP2">Paulino Posada<text:tab/><text:tab/>pág. <text:page-number text:select-page="current">9</text:page-number> de <text:page-count>9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3T10:58:14.344846170</meta:creation-date>
    <dc:date>2023-10-22T10:51:28.945803163</dc:date>
    <meta:editing-duration>P1DT22H45M26S</meta:editing-duration>
    <meta:editing-cycles>532</meta:editing-cycles>
    <meta:generator>LibreOffice/4.2.8.2$Linux_x86 LibreOffice_project/420m0$Build-2</meta:generator>
    <meta:document-statistic meta:table-count="0" meta:image-count="7" meta:object-count="20" meta:page-count="9" meta:paragraph-count="46" meta:word-count="502" meta:character-count="3091" meta:non-whitespace-character-count="2601"/>
  </office:meta>
</office:document-meta>
</file>

<file path=Object 1/content.xml><?xml version="1.0" encoding="utf-8"?>
<math xmlns="http://www.w3.org/1998/Math/MathML" display="block">
  <semantics>
    <msub>
      <mi>R</mi>
      <mn>2</mn>
    </msub>
    <annotation encoding="StarMath 5.0">R rsub 2</annotation>
  </semantics>
</math>
</file>

<file path=Object 2/content.xml><?xml version="1.0" encoding="utf-8"?>
<math xmlns="http://www.w3.org/1998/Math/MathML" display="block">
  <semantics>
    <msub>
      <mi>R</mi>
      <mn>3</mn>
    </msub>
    <annotation encoding="StarMath 5.0">R rsub 3</annotation>
  </semantics>
</math>
</file>

<file path=Object 3/content.xml><?xml version="1.0" encoding="utf-8"?>
<math xmlns="http://www.w3.org/1998/Math/MathML" display="block">
  <semantics>
    <msub>
      <mi>R</mi>
      <mn>1</mn>
    </msub>
    <annotation encoding="StarMath 5.0">R rsub 1</annotation>
  </semantics>
</math>
</file>

<file path=Object 4/content.xml><?xml version="1.0" encoding="utf-8"?>
<math xmlns="http://www.w3.org/1998/Math/MathML" display="block">
  <semantics>
    <msub>
      <mi>B</mi>
      <mn>1</mn>
    </msub>
    <annotation encoding="StarMath 5.0">B rsub 1</annotation>
  </semantics>
</math>
</file>

<file path=Object 5/content.xml><?xml version="1.0" encoding="utf-8"?>
<math xmlns="http://www.w3.org/1998/Math/MathML" display="block">
  <semantics>
    <msub>
      <mi>R</mi>
      <mn>2</mn>
    </msub>
    <annotation encoding="StarMath 5.0">R rsub 2</annotation>
  </semantics>
</math>
</file>

<file path=Object 58/content.xml><?xml version="1.0" encoding="utf-8"?>
<math xmlns="http://www.w3.org/1998/Math/MathML" display="block">
  <semantics>
    <mrow>
      <msub>
        <mi>R</mi>
        <mi mathvariant="italic">Total</mi>
      </msub>
      <mrow>
        <mo fence="true" stretchy="false">(</mo>
        <mrow>
          <msub>
            <mi>N</mi>
            <mi>R</mi>
          </msub>
        </mrow>
        <mo fence="true" stretchy="false">)</mo>
      </mrow>
    </mrow>
    <annotation encoding="StarMath 5.0">R rsub Total (N rsub R)</annotation>
  </semantics>
</math>
</file>

<file path=Object 59/content.xml><?xml version="1.0" encoding="utf-8"?>
<math xmlns="http://www.w3.org/1998/Math/MathML" display="block">
  <semantics>
    <mrow>
      <msub>
        <mi>N</mi>
        <mi>R</mi>
      </msub>
      <mi mathvariant="italic">es</mi>
      <mi mathvariant="italic">el</mi>
      <mi mathvariant="italic">número</mi>
      <mi mathvariant="italic">de</mi>
      <mi mathvariant="italic">resistencias</mi>
      <mi mathvariant="italic">conectadas</mi>
      <mi mathvariant="italic">en</mi>
      <mi mathvariant="italic">el</mi>
      <mi mathvariant="italic">circuito</mi>
    </mrow>
    <annotation encoding="StarMath 5.0">N rsub R es el número de resistencias conectadas en el circuito</annotation>
  </semantics>
</math>
</file>

<file path=Object 6/content.xml><?xml version="1.0" encoding="utf-8"?>
<math xmlns="http://www.w3.org/1998/Math/MathML" display="block">
  <semantics>
    <msub>
      <mi>R</mi>
      <mn>3</mn>
    </msub>
    <annotation encoding="StarMath 5.0">R rsub 3</annotation>
  </semantics>
</math>
</file>

<file path=Object 60/content.xml><?xml version="1.0" encoding="utf-8"?>
<math xmlns="http://www.w3.org/1998/Math/MathML" display="block">
  <semantics>
    <mrow>
      <msub>
        <mi>R</mi>
        <mi mathvariant="italic">Total</mi>
      </msub>
      <mi mathvariant="italic">es</mi>
      <mi mathvariant="italic">la</mi>
      <mi mathvariant="italic">resistencia</mi>
      <mi mathvariant="italic">equivalente</mi>
      <mi mathvariant="italic">de</mi>
      <mi mathvariant="italic">las</mi>
      <mi mathvariant="italic">resistencias</mi>
      <mi mathvariant="italic">del</mi>
      <mi mathvariant="italic">circuito</mi>
    </mrow>
    <annotation encoding="StarMath 5.0">R rsub Total es la resistencia equivalente de las resistencias del circuito</annotation>
  </semantics>
</math>
</file>

<file path=Object 61/content.xml><?xml version="1.0" encoding="utf-8"?>
<math xmlns="http://www.w3.org/1998/Math/MathML" display="block">
  <semantics>
    <mrow>
      <msub>
        <mi>G</mi>
        <mi mathvariant="italic">Total</mi>
      </msub>
      <mrow>
        <mo fence="true" stretchy="false">(</mo>
        <mrow>
          <msub>
            <mi>N</mi>
            <mi>R</mi>
          </msub>
        </mrow>
        <mo fence="true" stretchy="false">)</mo>
      </mrow>
    </mrow>
    <annotation encoding="StarMath 5.0">G rsub Total (N rsub R)</annotation>
  </semantics>
</math>
</file>

<file path=Object 62/content.xml><?xml version="1.0" encoding="utf-8"?>
<math xmlns="http://www.w3.org/1998/Math/MathML" display="block">
  <semantics>
    <mrow>
      <msub>
        <mi>N</mi>
        <mi>R</mi>
      </msub>
      <mi mathvariant="italic">es</mi>
      <mi mathvariant="italic">el</mi>
      <mi mathvariant="italic">número</mi>
      <mi mathvariant="italic">de</mi>
      <mi mathvariant="italic">resistencias</mi>
      <mi mathvariant="italic">conectadas</mi>
      <mi mathvariant="italic">en</mi>
      <mi mathvariant="italic">el</mi>
      <mi mathvariant="italic">circuito</mi>
    </mrow>
    <annotation encoding="StarMath 5.0">N rsub R es el número de resistencias conectadas en el circuito</annotation>
  </semantics>
</math>
</file>

<file path=Object 63/content.xml><?xml version="1.0" encoding="utf-8"?>
<math xmlns="http://www.w3.org/1998/Math/MathML" display="block">
  <semantics>
    <mrow>
      <msub>
        <mi>G</mi>
        <mi mathvariant="italic">Total</mi>
      </msub>
      <mi mathvariant="italic">es</mi>
      <mi mathvariant="italic">la</mi>
      <mi mathvariant="italic">conductividad</mi>
      <mi mathvariant="italic">equivalente</mi>
      <mi mathvariant="italic">de</mi>
      <mi mathvariant="italic">las</mi>
      <mi mathvariant="italic">resistencias</mi>
      <mi mathvariant="italic">del</mi>
      <mi mathvariant="italic">circuito</mi>
    </mrow>
    <annotation encoding="StarMath 5.0">G rsub Total es la conductividad equivalente de las resistencias del circuito</annotation>
  </semantics>
</math>
</file>

<file path=Object 64/content.xml><?xml version="1.0" encoding="utf-8"?>
<math xmlns="http://www.w3.org/1998/Math/MathML" display="block">
  <semantics>
    <mrow>
      <msub>
        <mi>R</mi>
        <mi mathvariant="italic">Total</mi>
      </msub>
      <mrow>
        <mo fence="true" stretchy="false">(</mo>
        <mrow>
          <msub>
            <mi>N</mi>
            <mi>R</mi>
          </msub>
        </mrow>
        <mo fence="true" stretchy="false">)</mo>
      </mrow>
    </mrow>
    <annotation encoding="StarMath 5.0">R rsub Total (N rsub R)</annotation>
  </semantics>
</math>
</file>

<file path=Object 65/content.xml><?xml version="1.0" encoding="utf-8"?>
<math xmlns="http://www.w3.org/1998/Math/MathML" display="block">
  <semantics>
    <mrow>
      <msub>
        <mi>N</mi>
        <mi>R</mi>
      </msub>
      <mi mathvariant="italic">es</mi>
      <mi mathvariant="italic">el</mi>
      <mi mathvariant="italic">número</mi>
      <mi mathvariant="italic">de</mi>
      <mi mathvariant="italic">resistencias</mi>
      <mi mathvariant="italic">conectadas</mi>
      <mi mathvariant="italic">en</mi>
      <mi mathvariant="italic">el</mi>
      <mi mathvariant="italic">circuito</mi>
    </mrow>
    <annotation encoding="StarMath 5.0">N rsub R es el número de resistencias conectadas en el circuito</annotation>
  </semantics>
</math>
</file>

<file path=Object 66/content.xml><?xml version="1.0" encoding="utf-8"?>
<math xmlns="http://www.w3.org/1998/Math/MathML" display="block">
  <semantics>
    <mrow>
      <msub>
        <mi>R</mi>
        <mi mathvariant="italic">Total</mi>
      </msub>
      <mi mathvariant="italic">es</mi>
      <mi mathvariant="italic">la</mi>
      <mi mathvariant="italic">resistencia</mi>
      <mi mathvariant="italic">equivalente</mi>
      <mi mathvariant="italic">de</mi>
      <mi mathvariant="italic">las</mi>
      <mi mathvariant="italic">resistencias</mi>
      <mi mathvariant="italic">del</mi>
      <mi mathvariant="italic">circuito</mi>
    </mrow>
    <annotation encoding="StarMath 5.0">R rsub Total es la resistencia equivalente de las resistencias del circuito</annotation>
  </semantics>
</math>
</file>

<file path=Object 67/content.xml><?xml version="1.0" encoding="utf-8"?>
<math xmlns="http://www.w3.org/1998/Math/MathML" display="block">
  <semantics>
    <mrow>
      <msub>
        <mi>G</mi>
        <mi mathvariant="italic">Total</mi>
      </msub>
      <mrow>
        <mo fence="true" stretchy="false">(</mo>
        <mrow>
          <msub>
            <mi>N</mi>
            <mi>R</mi>
          </msub>
        </mrow>
        <mo fence="true" stretchy="false">)</mo>
      </mrow>
    </mrow>
    <annotation encoding="StarMath 5.0">G rsub Total (N rsub R)</annotation>
  </semantics>
</math>
</file>

<file path=Object 68/content.xml><?xml version="1.0" encoding="utf-8"?>
<math xmlns="http://www.w3.org/1998/Math/MathML" display="block">
  <semantics>
    <mrow>
      <msub>
        <mi>N</mi>
        <mi>R</mi>
      </msub>
      <mi mathvariant="italic">es</mi>
      <mi mathvariant="italic">el</mi>
      <mi mathvariant="italic">número</mi>
      <mi mathvariant="italic">de</mi>
      <mi mathvariant="italic">resistencias</mi>
      <mi mathvariant="italic">conectadas</mi>
      <mi mathvariant="italic">en</mi>
      <mi mathvariant="italic">el</mi>
      <mi mathvariant="italic">circuito</mi>
    </mrow>
    <annotation encoding="StarMath 5.0">N rsub R es el número de resistencias conectadas en el circuito</annotation>
  </semantics>
</math>
</file>

<file path=Object 69/content.xml><?xml version="1.0" encoding="utf-8"?>
<math xmlns="http://www.w3.org/1998/Math/MathML" display="block">
  <semantics>
    <mrow>
      <msub>
        <mi>G</mi>
        <mi mathvariant="italic">Total</mi>
      </msub>
      <mi mathvariant="italic">es</mi>
      <mi mathvariant="italic">la</mi>
      <mi mathvariant="italic">conductividad</mi>
      <mi mathvariant="italic">equivalente</mi>
      <mi mathvariant="italic">de</mi>
      <mi mathvariant="italic">las</mi>
      <mi mathvariant="italic">resistencias</mi>
      <mi mathvariant="italic">del</mi>
      <mi mathvariant="italic">circuito</mi>
    </mrow>
    <annotation encoding="StarMath 5.0">G rsub Total es la conductividad equivalente de las resistencias del circuito</annotation>
  </semantics>
</math>
</file>

<file path=Object 7/content.xml><?xml version="1.0" encoding="utf-8"?>
<math xmlns="http://www.w3.org/1998/Math/MathML" display="block">
  <semantics>
    <msub>
      <mi>B</mi>
      <mn>2</mn>
    </msub>
    <annotation encoding="StarMath 5.0">B rsub 2</annotation>
  </semantics>
</math>
</file>

<file path=Object 8/content.xml><?xml version="1.0" encoding="utf-8"?>
<math xmlns="http://www.w3.org/1998/Math/MathML" display="block">
  <semantics>
    <msub>
      <mi>R</mi>
      <mn>3</mn>
    </msub>
    <annotation encoding="StarMath 5.0">R rsub 3</annotation>
  </semantics>
</math>
</file>